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500000002D08FD971369CC22064.jpg" manifest:media-type="image/jpe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osis1" svg:font-family="Dosis"/>
    <style:font-face style:name="Lato Black" svg:font-family="'Lato Black'"/>
    <style:font-face style:name="Roboto1" svg:font-family="Roboto"/>
    <style:font-face style:name="Arial1" svg:font-family="Arial" style:font-pitch="variable"/>
    <style:font-face style:name="DejaVu Sans1" svg:font-family="'DejaVu Sans'" style:font-pitch="variable"/>
    <style:font-face style:name="Dosis" svg:font-family="Dosis" style:font-pitch="variable"/>
    <style:font-face style:name="FreeSans1" svg:font-family="FreeSans" style:font-pitch="variable"/>
    <style:font-face style:name="Lato Black1" svg:font-family="'Lato Black'" style:font-pitch="variable"/>
    <style:font-face style:name="Liberation Sans1" svg:font-family="'Liberation Sans'" style:font-pitch="variable"/>
    <style:font-face style:name="Liberation Serif1" svg:font-family="'Liberation Serif'" style:font-pitch="variable"/>
    <style:font-face style:name="Roboto"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222222" draw:stroke-linejoin="round" draw:fill="none" draw:textarea-vertical-align="middle" draw:auto-grow-height="false" draw:fit-to-size="false" style:shrink-to-fit="false" fo:min-height="1.86cm" fo:min-width="1.86cm" fo:padding-top="0.254cm" fo:padding-bottom="0.254cm" fo:padding-left="0.254cm" fo:padding-right="0.254cm" fo:wrap-option="wrap"/>
    </style:style>
    <style:style style:name="gr3" style:family="graphic" style:parent-style-name="standard">
      <style:graphic-properties draw:stroke="solid" svg:stroke-width="0.053cm" svg:stroke-color="#222222" draw:stroke-linejoin="round" draw:fill="none" draw:textarea-vertical-align="middle" draw:auto-grow-height="false" draw:fit-to-size="false" style:shrink-to-fit="false" fo:min-height="4.064cm" fo:min-width="4.064cm" fo:padding-top="0.254cm" fo:padding-bottom="0.254cm" fo:padding-left="0.254cm" fo:padding-right="0.254cm" fo:wrap-option="wrap"/>
    </style:style>
    <style:style style:name="gr4" style:family="graphic" style:parent-style-name="standard">
      <style:graphic-properties draw:stroke="solid" svg:stroke-width="0.053cm" svg:stroke-color="#222222" draw:stroke-linejoin="round" draw:fill="none" draw:textarea-vertical-align="middle" draw:auto-grow-height="false" draw:fit-to-size="false" style:shrink-to-fit="false" fo:min-height="1.372cm" fo:min-width="1.372cm" fo:padding-top="0.254cm" fo:padding-bottom="0.254cm" fo:padding-left="0.254cm" fo:padding-right="0.254cm" fo:wrap-option="wrap"/>
    </style:style>
    <style:style style:name="gr5" style:family="graphic" style:parent-style-name="standard">
      <style:graphic-properties draw:stroke="solid" svg:stroke-width="0.053cm" svg:stroke-color="#22222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ff8700" draw:stroke-linejoin="round" draw:fill="none" draw:textarea-vertical-align="middle" draw:auto-grow-height="false" draw:fit-to-size="false" style:shrink-to-fit="false" fo:min-height="0.174cm" fo:min-width="0.207cm" fo:padding-top="0.254cm" fo:padding-bottom="0.254cm" fo:padding-left="0.254cm" fo:padding-right="0.254cm" fo:wrap-option="wrap"/>
    </style:style>
    <style:style style:name="gr7" style:family="graphic" style:parent-style-name="standard">
      <style:graphic-properties draw:stroke="solid" svg:stroke-width="0.053cm" svg:stroke-color="#ff8700" draw:stroke-linejoin="round" draw:fill="none" draw:textarea-vertical-align="middle" draw:auto-grow-height="false" draw:fit-to-size="false" style:shrink-to-fit="false" fo:min-height="0.528cm" fo:min-width="0.577cm" fo:padding-top="0.254cm" fo:padding-bottom="0.254cm" fo:padding-left="0.254cm" fo:padding-right="0.254cm" fo:wrap-option="wrap"/>
    </style:style>
    <style:style style:name="gr8" style:family="graphic" style:parent-style-name="standard">
      <style:graphic-properties draw:stroke="solid" svg:stroke-width="0.053cm" svg:stroke-color="#ff87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TITLE_5f_1-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1_5f_1-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9" style:family="presentation" style:parent-style-name="TITLE_5f_1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3" style:family="presentation" style:parent-style-name="BLANK-subtitle" style:list-style-name="L6">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4" style:family="presentation" style:parent-style-name="BLANK-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_5f_1-backgroundobjects" style:list-style-name="L3">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7" style:family="presentation" style:parent-style-name="BLANK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8" style:family="presentation" style:parent-style-name="BLANK_5f_1-subtitle" style:list-style-name="L6">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9"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499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6pt"/>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P9"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3pt" style:font-size-asian="14pt" style:font-size-complex="14pt"/>
    </style:style>
    <style:style style:name="P10" style:family="paragraph">
      <loext:graphic-properties draw:fill="none"/>
      <style:paragraph-properties fo:text-align="start" style:font-independent-line-spacing="true"/>
      <style:text-properties fo:font-size="48pt"/>
    </style:style>
    <style:style style:name="P11" style:family="paragraph">
      <style:paragraph-properties fo:margin-left="0cm" fo:margin-right="0cm" fo:margin-top="0cm" fo:margin-bottom="0.499cm" fo:line-height="100%" fo:text-align="start" fo:text-indent="0cm" style:writing-mode="lr-tb"/>
    </style:style>
    <style:style style:name="P12" style:family="paragraph">
      <style:paragraph-properties fo:margin-left="0cm" fo:margin-right="0cm" fo:margin-top="0.212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30pt"/>
    </style:style>
    <style:style style:name="P14"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5" style:family="paragraph">
      <loext:graphic-properties draw:fill="none"/>
      <style:paragraph-properties fo:text-align="center" style:font-independent-line-spacing="true"/>
      <style:text-properties fo:font-size="36pt"/>
    </style:style>
    <style:style style:name="P1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6pt" style:font-size-asian="36pt" style:font-size-complex="36pt"/>
    </style:style>
    <style:style style:name="P19" style:family="paragraph">
      <style:paragraph-properties fo:text-align="start"/>
    </style:style>
    <style:style style:name="P20"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30pt"/>
    </style:style>
    <style:style style:name="P21"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Dosis1" fo:font-size="52pt" fo:letter-spacing="normal" fo:font-style="normal" style:text-underline-style="none" fo:font-weight="normal" style:font-name-asian="Dosis1" style:font-size-asian="52pt" style:font-style-asian="normal" style:font-weight-asian="normal" style:font-name-complex="Dosis1" style:font-size-complex="52pt" style:font-style-complex="normal" style:font-weight-complex="normal"/>
    </style:style>
    <style:style style:name="T2" style:family="text">
      <style:text-properties fo:font-variant="normal" fo:text-transform="none" fo:color="#222222" style:text-line-through-style="none" style:text-line-through-type="none" style:text-position="0% 100%" style:font-name="Roboto1" fo:font-size="26pt" fo:letter-spacing="normal" fo:font-style="normal" style:text-underline-style="none" fo:font-weight="bold" style:font-name-asian="Roboto1" style:font-size-asian="26pt" style:font-style-asian="normal" style:font-weight-asian="bold" style:font-name-complex="Roboto1" style:font-size-complex="26pt" style:font-style-complex="normal" style:font-weight-complex="bold"/>
    </style:style>
    <style:style style:name="T3" style:family="text">
      <style:text-properties fo:font-variant="normal" fo:text-transform="none" fo:color="#222222" style:text-line-through-style="none" style:text-line-through-type="none" style:text-position="0% 100%" style:font-name="Roboto1" fo:font-size="18pt" fo:letter-spacing="normal" fo:font-style="normal" style:text-underline-style="none" fo:font-weight="bold" style:font-name-asian="Roboto1" style:font-size-asian="26pt" style:font-style-asian="normal" style:font-weight-asian="bold" style:font-name-complex="Roboto1" style:font-size-complex="26pt" style:font-style-complex="normal" style:font-weight-complex="bold"/>
    </style:style>
    <style:style style:name="T4" style:family="text">
      <style:text-properties fo:font-variant="normal" fo:text-transform="none" fo:color="#ffffff" style:text-line-through-style="none" style:text-line-through-type="none" style:text-position="0% 100%" style:font-name="Dosis1" fo:font-size="24pt" fo:letter-spacing="normal" fo:font-style="normal" style:text-underline-style="none" fo:font-weight="normal" style:font-name-asian="Dosis1" style:font-size-asian="24pt" style:font-style-asian="normal" style:font-weight-asian="normal" style:font-name-complex="Dosis1" style:font-size-complex="24pt" style:font-style-complex="normal" style:font-weight-complex="normal"/>
    </style:style>
    <style:style style:name="T5" style:family="text">
      <style:text-properties fo:font-variant="normal" fo:text-transform="none" fo:color="#222222"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6" style:family="text">
      <style:text-properties fo:font-variant="normal" fo:text-transform="none" fo:color="#222222"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1" fo:font-size="13pt" fo:letter-spacing="normal" fo:font-style="normal" style:text-underline-style="none" fo:font-weight="bold" style:font-name-asian="Roboto1" style:font-size-asian="13pt" style:font-style-asian="normal" style:font-weight-asian="bold" style:font-name-complex="Roboto1" style:font-size-complex="13pt" style:font-style-complex="normal" style:font-weight-complex="bold"/>
    </style:style>
    <style:style style:name="T8" style:family="text">
      <style:text-properties fo:font-variant="normal" fo:text-transform="none" fo:color="#ffffff" style:text-outline="false" style:text-line-through-style="none" style:text-line-through-type="none" style:text-position="0% 100%" style:font-name="Dosis1" fo:font-size="48pt" fo:letter-spacing="normal" fo:font-style="normal" fo:text-shadow="none" style:text-underline-style="none" fo:font-weight="normal" style:letter-kerning="true" fo:background-color="transparent" style:font-name-asian="Dosis1" style:font-size-asian="48pt" style:font-style-asian="normal" style:font-weight-asian="normal" style:font-name-complex="Dosis1" style:font-size-complex="4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style:text-line-through-style="none" style:text-line-through-type="none" style:text-position="0% 100%" style:font-name="Dosis1" fo:font-size="40pt" fo:letter-spacing="normal" fo:font-style="normal" style:text-underline-style="none" fo:font-weight="normal" style:font-name-asian="Dosis1" style:font-size-asian="40pt" style:font-style-asian="normal" style:font-weight-asian="normal" style:font-name-complex="Dosis1" style:font-size-complex="40pt" style:font-style-complex="normal" style:font-weight-complex="normal"/>
    </style:style>
    <style:style style:name="T10" style:family="text">
      <style:text-properties fo:font-variant="normal" fo:text-transform="none" fo:color="#222222"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11" style:family="text">
      <style:text-properties fo:font-variant="normal" fo:text-transform="none" fo:color="#222222" style:text-line-through-style="none" style:text-line-through-type="none" style:text-position="0% 100%" style:font-name="Roboto1" fo:font-size="18pt" fo:letter-spacing="normal" fo:font-style="normal" style:text-underline-style="none" fo:font-weight="bold" style:font-name-asian="Roboto1" style:font-size-asian="18pt" style:font-style-asian="normal" style:font-weight-asian="bold" style:font-name-complex="Roboto1" style:font-size-complex="18pt" style:font-style-complex="normal" style:font-weight-complex="bold"/>
    </style:style>
    <style:style style:name="T12" style:family="text">
      <style:text-properties fo:font-variant="normal" fo:text-transform="none" fo:color="#222222" style:text-line-through-style="none" style:text-line-through-type="none" style:text-position="0% 100%" style:font-name="Lato Black1" fo:font-size="96pt" fo:letter-spacing="normal" fo:font-style="italic" style:text-underline-style="none" fo:font-weight="normal" style:font-name-asian="Roboto1" style:font-size-asian="96pt" style:font-style-asian="italic" style:font-weight-asian="normal" style:font-name-complex="Roboto1" style:font-size-complex="96pt" style:font-style-complex="italic" style:font-weight-complex="normal"/>
    </style:style>
    <style:style style:name="T13" style:family="text">
      <style:text-properties fo:font-variant="normal" fo:text-transform="none" fo:color="#ff8700" style:text-line-through-style="none" style:text-line-through-type="none" style:text-position="0% 100%" style:font-name="Dosis1" fo:font-size="36pt" fo:letter-spacing="normal" fo:font-style="normal" style:text-underline-style="none" fo:font-weight="normal" style:font-name-asian="Dosis1" style:font-size-asian="36pt" style:font-style-asian="normal" style:font-weight-asian="normal" style:font-name-complex="Dosis1" style:font-size-complex="36pt" style:font-style-complex="normal" style:font-weight-complex="normal"/>
    </style:style>
    <style:style style:name="T14" style:family="text">
      <style:text-properties fo:font-variant="normal" fo:text-transform="none" fo:color="#ff8700" style:text-line-through-style="none" style:text-line-through-type="none" style:text-position="0% 100%" style:font-name="Dosis1" fo:font-size="60pt" fo:letter-spacing="normal" fo:font-style="normal" style:text-underline-style="none" fo:font-weight="normal" style:font-name-asian="Dosis1" style:font-size-asian="60pt" style:font-style-asian="normal" style:font-weight-asian="normal" style:font-name-complex="Dosis1" style:font-size-complex="6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1" fo:font-size="24pt" fo:letter-spacing="normal" fo:font-style="normal" style:text-underline-style="none" fo:font-weight="bold" style:font-name-asian="Roboto1" style:font-size-asian="24pt" style:font-style-asian="normal" style:font-weight-asian="bold" style:font-name-complex="Roboto1" style:font-size-complex="24pt" style:font-style-complex="normal" style:font-weight-complex="bold"/>
    </style:style>
    <style:style style:name="T16" style:family="text">
      <style:text-properties fo:font-variant="normal" fo:text-transform="none" fo:color="#ffffff"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Roboto1" fo:color="#ff87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87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05;p13" presentation:style-name="pr1" draw:text-style-name="P2" draw:layer="layout" svg:width="14.551cm" svg:height="11.166cm" svg:x="2.857cm" svg:y="0cm" presentation:class="title" presentation:user-transformed="true">
          <draw:text-box>
            <text:p text:style-name="P1"><text:span text:style-name="T1">TEAM CODED</text:span></text:p>
          </draw:text-box>
        </draw:frame>
        <presentation:notes draw:style-name="dp2">
          <draw:page-thumbnail draw:name="Google Shape;102;g35f391192_00:notes" draw:style-name="gr1" draw:layer="layout" svg:width="16.933cm" svg:height="9.524cm" svg:x="1.059cm" svg:y="1.905cm" draw:page-number="1" presentation:class="page"/>
          <draw:frame draw:name="Google Shape;103;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You can also split your content_clipboard0" draw:style-name="dp3" draw:master-page-name="TITLE_5f_AND_5f_TWO_5f_COLUMNS" presentation:presentation-page-layout-name="AL2T3">
        <office:forms form:automatic-focus="false" form:apply-design-mode="false"/>
        <draw:frame draw:name="Google Shape;165;p20" presentation:style-name="pr3" draw:text-style-name="P6" draw:layer="layout" svg:width="10.227cm" svg:height="9.957cm" svg:x="3.059cm" svg:y="3.643cm" presentation:class="outline" presentation:user-transformed="true">
          <draw:text-box>
            <text:p text:style-name="P4"><text:span text:style-name="T2">Name</text:span></text:p>
            <text:p text:style-name="P5"><text:span text:style-name="T3">* Alexander Agyeman- Nimako </text:span></text:p>
            <text:p text:style-name="P5"><text:span text:style-name="T3">* Loh Bridget Sitsofe <text:s text:c="11"/></text:span></text:p>
            <text:p text:style-name="P5"><text:span text:style-name="T3">* Vincent Tetteh <text:s text:c="21"/></text:span></text:p>
            <text:p text:style-name="P4"><text:span text:style-name="T3">* Adagbe Benedicta Tyra <text:s text:c="6"/></text:span><text:span text:style-name="T2"><text:s text:c="5"/></text:span></text:p>
          </draw:text-box>
        </draw:frame>
        <draw:frame draw:name="Google Shape;166;p20" presentation:style-name="pr4" draw:text-style-name="P7" draw:layer="layout" svg:width="21.039cm" svg:height="2.08cm" svg:x="3.059cm" svg:y="0.758cm" presentation:class="title" presentation:user-transformed="true">
          <draw:text-box>
            <text:p text:style-name="P1"><text:span text:style-name="T4">TEAM MEMBERS</text:span></text:p>
          </draw:text-box>
        </draw:frame>
        <draw:frame draw:name="Google Shape;167;p20" presentation:style-name="pr3" draw:text-style-name="P6" draw:layer="layout" svg:width="10.227cm" svg:height="9.827cm" svg:x="13.903cm" svg:y="3.643cm" presentation:class="outline" presentation:user-transformed="true">
          <draw:text-box>
            <text:p text:style-name="P4"><text:span text:style-name="T2">Role</text:span></text:p>
            <text:p text:style-name="P5"><text:span text:style-name="T5">Backend python / GPIO</text:span></text:p>
            <text:p text:style-name="P5"><text:span text:style-name="T5">Backend Python</text:span></text:p>
            <text:p text:style-name="P5"><text:span text:style-name="T5">Frontend / GPIO</text:span></text:p>
            <text:p text:style-name="P4"><text:span text:style-name="T5">Frontend</text:span><text:span text:style-name="T6"> </text:span></text:p>
          </draw:text-box>
        </draw:frame>
        <draw:frame draw:name="Google Shape;168;p20" presentation:style-name="pr5"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162;g35f391192_017:notes" draw:style-name="gr1" draw:layer="layout" svg:width="16.933cm" svg:height="9.524cm" svg:x="1.059cm" svg:y="1.905cm" draw:page-number="2" presentation:class="page"/>
          <draw:frame draw:name="Google Shape;163;g35f391192_017:notes"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3" draw:master-page-name="TITLE_5f_1">
        <office:forms form:automatic-focus="false" form:apply-design-mode="false"/>
        <draw:frame draw:name="Google Shape;127;p16" presentation:style-name="pr7" draw:text-style-name="P10" draw:layer="layout" svg:width="14.499cm" svg:height="12.136cm" svg:x="2.6cm" svg:y="0cm" presentation:class="title" presentation:user-transformed="true">
          <draw:text-box>
            <text:p text:style-name="P1"><text:span text:style-name="T8"><text:line-break/></text:span><text:span text:style-name="T9">ELECTRONIC VOTING MACHINE USING THE RASPBERRY PI</text:span></text:p>
          </draw:text-box>
        </draw:frame>
        <draw:frame draw:name="Google Shape;129;p16" presentation:style-name="pr8"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124;g35f391192_029:notes" draw:style-name="gr1" draw:layer="layout" svg:width="16.933cm" svg:height="9.524cm" svg:x="1.059cm" svg:y="1.905cm" draw:page-number="3" presentation:class="page"/>
          <draw:frame draw:name="Google Shape;125;g35f391192_029:notes" presentation:style-name="pr9" draw:text-style-name="P3"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3T1">
        <office:forms form:automatic-focus="false" form:apply-design-mode="false"/>
        <draw:frame draw:name="Google Shape;139;p18" presentation:style-name="pr10" draw:text-style-name="P7" draw:layer="layout" svg:width="18.678cm" svg:height="2.08cm" svg:x="3.069cm" svg:y="0.767cm" presentation:class="title" presentation:user-transformed="true">
          <draw:text-box>
            <text:p text:style-name="P1"><text:span text:style-name="T4">Project Description</text:span></text:p>
          </draw:text-box>
        </draw:frame>
        <draw:frame draw:name="Google Shape;140;p18" presentation:style-name="pr11" draw:text-style-name="P13" draw:layer="layout" svg:width="21.06cm" svg:height="10.133cm" svg:x="3.069cm" svg:y="3.549cm" presentation:class="outline" presentation:user-transformed="true">
          <draw:text-box>
            <text:p text:style-name="P11"><text:span text:style-name="T10">This is a project done using raspberry pi 3b and GPIO to make an electronic voting machine.</text:span></text:p>
            <text:p text:style-name="P12"><text:span text:style-name="T10">The system uses basic components such as led's, buzzers, and push buttons. </text:span></text:p>
          </draw:text-box>
        </draw:frame>
        <draw:frame draw:name="Google Shape;141;p18" presentation:style-name="pr12"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136;p:notes" draw:style-name="gr1" draw:layer="layout" svg:width="16.933cm" svg:height="9.524cm" svg:x="1.059cm" svg:y="1.905cm" draw:page-number="4" presentation:class="page"/>
          <draw:frame draw:name="Google Shape;137;p:notes" presentation:style-name="pr13" draw:text-style-name="P3" draw:layer="layout" svg:width="15.239cm" svg:height="11.429cm" svg:x="1.905cm" svg:y="12.065cm" presentation:class="notes" presentation:placeholder="true" presentation:user-transformed="true">
            <draw:text-box/>
          </draw:frame>
        </presentation:notes>
      </draw:page>
      <draw:page draw:name="page5" draw:style-name="dp3" draw:master-page-name="TITLE_5f_AND_5f_TWO_5f_COLUMNS" presentation:presentation-page-layout-name="AL2T3">
        <office:forms form:automatic-focus="false" form:apply-design-mode="false"/>
        <draw:frame draw:name="Google Shape;165;p20" presentation:style-name="pr3" draw:text-style-name="P6" draw:layer="layout" svg:width="10.227cm" svg:height="9.957cm" svg:x="3.059cm" svg:y="3.643cm" presentation:class="outline" presentation:user-transformed="true">
          <draw:text-box>
            <text:p text:style-name="P5"><text:span text:style-name="T3">PYTHON</text:span></text:p>
            <text:p text:style-name="P5"><text:span text:style-name="T3"/></text:p>
            <text:p text:style-name="P5"><text:span text:style-name="T3">TKINTER</text:span></text:p>
            <text:p text:style-name="P5"><text:span text:style-name="T3"/></text:p>
            <text:p text:style-name="P5"><text:span text:style-name="T3">RASPBERRY PI</text:span></text:p>
            <text:p text:style-name="P5"><text:span text:style-name="T3"/></text:p>
            <text:p text:style-name="P4"><text:span text:style-name="T3">RESISTOR <text:s text:c="5"/></text:span><text:span text:style-name="T2"><text:s text:c="5"/></text:span></text:p>
          </draw:text-box>
        </draw:frame>
        <draw:frame draw:name="Google Shape;166;p20" presentation:style-name="pr4" draw:text-style-name="P7" draw:layer="layout" svg:width="21.039cm" svg:height="2.08cm" svg:x="3.059cm" svg:y="0.758cm" presentation:class="title" presentation:user-transformed="true">
          <draw:text-box>
            <text:p text:style-name="P1"><text:span text:style-name="T4">TECH</text:span></text:p>
          </draw:text-box>
        </draw:frame>
        <draw:frame draw:name="Google Shape;167;p20" presentation:style-name="pr3" draw:text-style-name="P6" draw:layer="layout" svg:width="10.227cm" svg:height="9.827cm" svg:x="13.903cm" svg:y="3.643cm" presentation:class="outline" presentation:user-transformed="true">
          <draw:text-box>
            <text:p text:style-name="P5"><text:span text:style-name="T11">GPIO</text:span></text:p>
            <text:p text:style-name="P5"><text:span text:style-name="T11"/></text:p>
            <text:p text:style-name="P5"><text:span text:style-name="T11">LED</text:span></text:p>
            <text:p text:style-name="P5"><text:span text:style-name="T11"/></text:p>
            <text:p text:style-name="P5"><text:span text:style-name="T11">BUZZER</text:span></text:p>
            <text:p text:style-name="P5"><text:span text:style-name="T11"/></text:p>
            <text:p text:style-name="P4"><text:span text:style-name="T11">BUTTON</text:span><text:span text:style-name="T6"> </text:span></text:p>
          </draw:text-box>
        </draw:frame>
        <draw:frame draw:name="Google Shape;168;p20" presentation:style-name="pr14"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162;g35f391192_017:notes" draw:style-name="gr1" draw:layer="layout" svg:width="16.933cm" svg:height="9.524cm" svg:x="1.059cm" svg:y="1.905cm" draw:page-number="5" presentation:class="page"/>
          <draw:frame draw:name="Google Shape;163;g35f391192_017:notes" presentation:style-name="pr15" draw:text-style-name="P3" draw:layer="layout" svg:width="15.239cm" svg:height="11.429cm" svg:x="1.905cm" svg:y="12.065cm" presentation:class="notes" presentation:placeholder="true" presentation:user-transformed="true">
            <draw:text-box/>
          </draw:frame>
        </presentation:notes>
      </draw:page>
      <draw:page draw:name="This is a slide title" draw:style-name="dp3" draw:master-page-name="TITLE_5f_AND_5f_BODY" presentation:presentation-page-layout-name="AL3T1">
        <office:forms form:automatic-focus="false" form:apply-design-mode="false"/>
        <draw:frame draw:name="Google Shape;139;p18" presentation:style-name="pr10" draw:text-style-name="P7" draw:layer="layout" svg:width="18.678cm" svg:height="2.08cm" svg:x="3.069cm" svg:y="0.767cm" presentation:class="title" presentation:user-transformed="true">
          <draw:text-box>
            <text:p text:style-name="P1"><text:span text:style-name="T4">AIM OF THE PROJECT</text:span></text:p>
          </draw:text-box>
        </draw:frame>
        <draw:frame draw:name="Google Shape;140;p18" presentation:style-name="pr11" draw:text-style-name="P13" draw:layer="layout" svg:width="21.06cm" svg:height="10.133cm" svg:x="3.069cm" svg:y="3.549cm" presentation:class="outline" presentation:user-transformed="true">
          <draw:text-box>
            <text:p text:style-name="P11"><text:span text:style-name="T10">The aim of the project is to make a simple, easy to implement voting machine to streamline the voting process.</text:span></text:p>
            <text:p text:style-name="P12"><text:span text:style-name="T10"><text:s/></text:span></text:p>
          </draw:text-box>
        </draw:frame>
        <draw:frame draw:name="Google Shape;141;p18" presentation:style-name="pr16"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136;p:notes" draw:style-name="gr1" draw:layer="layout" svg:width="16.933cm" svg:height="9.524cm" svg:x="1.059cm" svg:y="1.905cm" draw:page-number="6" presentation:class="page"/>
          <draw:frame draw:name="Google Shape;137;p:notes" presentation:style-name="pr17" draw:text-style-name="P3" draw:layer="layout" svg:width="15.239cm" svg:height="11.429cm" svg:x="1.905cm" svg:y="12.065cm" presentation:class="notes" presentation:placeholder="true" presentation:user-transformed="true">
            <draw:text-box/>
          </draw:frame>
        </presentation:notes>
      </draw:page>
      <draw:page draw:name="page7" draw:style-name="dp3" draw:master-page-name="TITLE_5f_1_5f_1">
        <office:forms form:automatic-focus="false" form:apply-design-mode="false"/>
        <draw:frame draw:name="Google Shape;134;p17" presentation:style-name="pr18" draw:text-style-name="P15" draw:layer="layout" svg:width="20.397cm" svg:height="9.367cm" svg:x="2.751cm" svg:y="2.839cm" presentation:class="outline" presentation:user-transformed="true">
          <draw:text-box>
            <text:p text:style-name="P14"><text:span text:style-name="T12">DEMO</text:span></text:p>
          </draw:text-box>
        </draw:frame>
        <presentation:notes draw:style-name="dp4">
          <draw:page-thumbnail draw:name="Google Shape;131;g35f391192_09:notes" draw:style-name="gr1" draw:layer="layout" svg:width="16.933cm" svg:height="9.524cm" svg:x="1.059cm" svg:y="1.905cm" draw:page-number="7" presentation:class="page"/>
          <draw:frame draw:name="Google Shape;132;g35f391192_09:notes" presentation:style-name="pr19" draw:text-style-name="P3" draw:layer="layout" svg:width="15.239cm" svg:height="11.429cm" svg:x="1.905cm" svg:y="12.065cm" presentation:class="notes" presentation:placeholder="true" presentation:user-transformed="true">
            <draw:text-box/>
          </draw:frame>
        </presentation:notes>
      </draw:page>
      <draw:page draw:name="Credits" draw:style-name="dp3" draw:master-page-name="TITLE_5f_AND_5f_BODY" presentation:presentation-page-layout-name="AL3T1">
        <office:forms form:automatic-focus="false" form:apply-design-mode="false"/>
        <draw:frame draw:name="Google Shape;311;p37" presentation:style-name="pr10" draw:text-style-name="P7" draw:layer="layout" svg:width="18.678cm" svg:height="2.08cm" svg:x="3.069cm" svg:y="0.767cm" presentation:class="title" presentation:user-transformed="true">
          <draw:text-box>
            <text:p text:style-name="P1"><text:span text:style-name="T4">SETBACKS and CHALLENGES</text:span></text:p>
          </draw:text-box>
        </draw:frame>
        <draw:frame draw:name="Google Shape;312;p37" presentation:style-name="pr11" draw:text-style-name="P13" draw:layer="layout" svg:width="21.06cm" svg:height="10.133cm" svg:x="3.069cm" svg:y="3.549cm" presentation:class="outline" presentation:user-transformed="true">
          <draw:text-box>
            <text:p text:style-name="P4"><text:span text:style-name="T5"/></text:p>
            <text:list text:style-name="L4">
              <text:list-item>
                <text:p text:style-name="P16"><text:span text:style-name="T5">Graphical user interface for selection of candidates.</text:span></text:p>
              </text:list-item>
              <text:list-item>
                <text:p text:style-name="P17"><text:span text:style-name="T5">Linking the back-end with the TKINTER </text:span></text:p>
              </text:list-item>
            </text:list>
          </draw:text-box>
        </draw:frame>
        <draw:frame draw:name="Google Shape;313;p37" presentation:style-name="pr20"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308;g35ed75ccf_0134:notes" draw:style-name="gr1" draw:layer="layout" svg:width="16.933cm" svg:height="9.524cm" svg:x="1.059cm" svg:y="1.905cm" draw:page-number="8" presentation:class="page"/>
          <draw:frame draw:name="Google Shape;309;g35ed75ccf_0134:notes" presentation:style-name="pr21" draw:text-style-name="P3" draw:layer="layout" svg:width="15.239cm" svg:height="11.429cm" svg:x="1.905cm" svg:y="12.065cm" presentation:class="notes" presentation:placeholder="true" presentation:user-transformed="true">
            <draw:text-box/>
          </draw:frame>
        </presentation:notes>
      </draw:page>
      <draw:page draw:name="page9" draw:style-name="dp3" draw:master-page-name="BLANK">
        <office:forms form:automatic-focus="false" form:apply-design-mode="false"/>
        <draw:frame draw:name="Google Shape;146;p19" presentation:style-name="pr22" draw:text-style-name="P18" draw:layer="layout" svg:width="20.464cm" svg:height="2cm" svg:x="3.03cm" svg:y="5.8cm" presentation:class="title" presentation:user-transformed="true">
          <draw:text-box>
            <text:p text:style-name="P1"><text:span text:style-name="T13">CONCLUSION</text:span></text:p>
          </draw:text-box>
        </draw:frame>
        <draw:frame draw:name="Google Shape;147;p19" presentation:style-name="pr23" draw:text-style-name="P20" draw:layer="layout" svg:width="16.392cm" svg:height="5.2cm" svg:x="0.8cm" svg:y="8cm" presentation:class="subtitle" presentation:user-transformed="true">
          <draw:text-box>
            <text:p text:style-name="P19">We were able to develop an electronic voting machine with the use of the raspberry pi </text:p>
          </draw:text-box>
        </draw:frame>
        <draw:g draw:name="Google Shape;148;p19">
          <draw:custom-shape draw:name="Google Shape;149;p19" draw:style-name="gr2" draw:text-style-name="P21" draw:layer="layout" svg:width="2.367cm" svg:height="2.367cm" svg:x="20.468cm" svg:y="3.102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50;p19" draw:style-name="gr3" draw:text-style-name="P21" draw:layer="layout" svg:width="4.571cm" svg:height="4.571cm" svg:x="18.776cm" svg:y="1.4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51;p19">
          <draw:custom-shape draw:name="Google Shape;152;p19" draw:style-name="gr4" draw:text-style-name="P21" draw:layer="layout" svg:width="1.879cm" svg:height="1.879cm" draw:transform="rotate (0.170867733770245) translate (18.361cm 6.751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53;p19" draw:style-name="gr5" draw:text-style-name="P21" draw:layer="layout" svg:width="0.31cm" svg:height="0.31cm" draw:transform="rotate (0.170867733770245) translate (18.695cm 8.201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54;p19" draw:style-name="gr5" draw:text-style-name="P21" draw:layer="layout" svg:width="0.199cm" svg:height="0.199cm" draw:transform="rotate (0.170867733770245) translate (18.963cm 8.339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55;p19" draw:style-name="gr5" draw:text-style-name="P21" draw:layer="layout" svg:width="0.198cm" svg:height="0.198cm" draw:transform="rotate (0.170867733770245) translate (18.604cm 8.086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56;p19" draw:style-name="gr6" draw:text-style-name="P21" draw:layer="layout" svg:width="0.714cm" svg:height="0.681cm" svg:x="17.682cm" svg:y="2.466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57;p19" draw:style-name="gr7" draw:text-style-name="P21" draw:layer="layout" svg:width="1.084cm" svg:height="1.035cm" draw:transform="rotate (-0.78470003169665) translate (22.915cm 5.727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58;p19" draw:style-name="gr8" draw:text-style-name="P21" draw:layer="layout" svg:width="0.433cm" svg:height="0.414cm" svg:x="23.249cm" svg:y="5.36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59;p19" draw:style-name="gr8" draw:text-style-name="P21" draw:layer="layout" svg:width="0.433cm" svg:height="0.414cm" draw:transform="rotate (-0.372278729450391) translate (17.277cm 4.45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160;p19" presentation:style-name="pr24" draw:text-style-name="P9" draw:layer="layout" svg:width="1.652cm" svg:height="2.032cm" svg:x="0cm" svg:y="0cm" presentation:class="page-number" presentation:user-transformed="true">
          <draw:text-box>
            <text:p text:style-name="P8"><text:span text:style-name="T7"><text:page-number>&lt;number&gt;</text:page-number></text:span></text:p>
          </draw:text-box>
        </draw:frame>
        <presentation:notes draw:style-name="dp4">
          <draw:page-thumbnail draw:name="Google Shape;143;g35ed75ccf_015:notes" draw:style-name="gr1" draw:layer="layout" svg:width="16.933cm" svg:height="9.524cm" svg:x="1.059cm" svg:y="1.905cm" draw:page-number="9" presentation:class="page"/>
          <draw:frame draw:name="Google Shape;144;g35ed75ccf_015:notes" presentation:style-name="pr25" draw:text-style-name="P3" draw:layer="layout" svg:width="15.239cm" svg:height="11.429cm" svg:x="1.905cm" svg:y="12.065cm" presentation:class="notes" presentation:placeholder="true" presentation:user-transformed="true">
            <draw:text-box/>
          </draw:frame>
        </presentation:notes>
      </draw:page>
      <draw:page draw:name="page10" draw:style-name="dp3" draw:master-page-name="BLANK_5f_1">
        <office:forms form:automatic-focus="false" form:apply-design-mode="false"/>
        <draw:frame draw:name="Google Shape;304;p36" presentation:style-name="pr26" draw:text-style-name="P9" draw:layer="layout" svg:width="1.652cm" svg:height="2.032cm" svg:x="0cm" svg:y="0cm" presentation:class="page-number" presentation:user-transformed="true">
          <draw:text-box>
            <text:p text:style-name="P8"><text:span text:style-name="T7"><text:page-number>&lt;number&gt;</text:page-number></text:span></text:p>
          </draw:text-box>
        </draw:frame>
        <draw:frame draw:name="Google Shape;305;p36" presentation:style-name="pr27" draw:text-style-name="P7" draw:layer="layout" svg:width="18.534cm" svg:height="3.221cm" svg:x="2.87cm" svg:y="4.398cm" presentation:class="title" presentation:user-transformed="true">
          <draw:text-box>
            <text:p text:style-name="P1"><text:span text:style-name="T14">THANKS!</text:span></text:p>
          </draw:text-box>
        </draw:frame>
        <draw:frame draw:name="Google Shape;306;p36" presentation:style-name="pr28" draw:text-style-name="P20" draw:layer="layout" svg:width="19.957cm" svg:height="3.221cm" svg:x="2.87cm" svg:y="7.307cm" presentation:class="subtitle" presentation:user-transformed="true">
          <draw:text-box>
            <text:p text:style-name="P4"><text:span text:style-name="T15">Any questions?</text:span></text:p>
            <text:p text:style-name="P4"><text:span text:style-name="T15"/></text:p>
            <text:p text:style-name="P4"><text:span text:style-name="T16">You can find the codes for the project at</text:span></text:p>
            <text:p text:style-name="P4"><text:span text:style-name="T16">https://github.com/nana-agyeman1/TEAM-CODED-.git</text:span></text:p>
          </draw:text-box>
        </draw:frame>
        <presentation:notes draw:style-name="dp4">
          <draw:page-thumbnail draw:name="Google Shape;301;g35ed75ccf_022:notes" draw:style-name="gr1" draw:layer="layout" svg:width="16.933cm" svg:height="9.524cm" svg:x="1.059cm" svg:y="1.905cm" draw:page-number="10" presentation:class="page"/>
          <draw:frame draw:name="Google Shape;302;g35ed75ccf_022:notes" presentation:style-name="pr29"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osis1" svg:font-family="Dosis"/>
    <style:font-face style:name="Lato Black" svg:font-family="'Lato Black'"/>
    <style:font-face style:name="Roboto1" svg:font-family="Roboto"/>
    <style:font-face style:name="Arial1" svg:font-family="Arial" style:font-pitch="variable"/>
    <style:font-face style:name="DejaVu Sans1" svg:font-family="'DejaVu Sans'" style:font-pitch="variable"/>
    <style:font-face style:name="Dosis" svg:font-family="Dosis" style:font-pitch="variable"/>
    <style:font-face style:name="FreeSans1" svg:font-family="FreeSans" style:font-pitch="variable"/>
    <style:font-face style:name="Lato Black1" svg:font-family="'Lato Black'" style:font-pitch="variable"/>
    <style:font-face style:name="Liberation Sans1" svg:font-family="'Liberation Sans'" style:font-pitch="variable"/>
    <style:font-face style:name="Liberation Serif1" svg:font-family="'Liberation Serif'" style:font-pitch="variable"/>
    <style:font-face style:name="Roboto"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00000000500000002D08FD971369CC2206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background" style:family="presentation">
      <style:graphic-properties draw:stroke="none" draw:fill="solid" draw:fill-color="#22222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222222"/>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8700"/>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fffff"/>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22222"/>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ff87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222222" draw:opacity="65%"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8700" draw:opacity="86%"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opacity="1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3f3f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222222"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8700"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333333"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ffffff" draw:opacity="18%"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BLANK_5f_1-backgroundobjects">
      <style:graphic-properties draw:stroke="none" draw:fill="none" draw:fill-color="#ffffff" draw:auto-grow-height="false" fo:min-height="1.27cm"/>
    </style:style>
    <style:style style:name="Mpr8" style:family="presentation" style:parent-style-name="BLANK_5f_1-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draw:fill="none" draw:fill-color="#ffffff" draw:auto-grow-height="false" fo:min-height="1.27cm"/>
    </style:style>
    <style:style style:name="Mpr10" style:family="presentation" style:parent-style-name="TITLE_5f_1-backgroundobjects">
      <style:graphic-properties draw:stroke="none" draw:fill="none" draw:fill-color="#ffffff" draw:textarea-vertical-align="bottom" draw:auto-grow-height="false" fo:min-height="1.27cm"/>
    </style:style>
    <style:style style:name="Mpr11" style:family="presentation" style:parent-style-name="TITLE_5f_1_5f_1-backgroundobjects">
      <style:graphic-properties draw:stroke="none" draw:fill="none" draw:fill-color="#ffffff" draw:auto-grow-height="false" fo:min-height="1.27cm"/>
    </style:style>
    <style:style style:name="Mpr12" style:family="presentation" style:parent-style-name="TITLE_5f_1_5f_1-backgroundobjects">
      <style:graphic-properties draw:stroke="none" draw:fill="none" draw:fill-color="#ffffff" draw:textarea-vertical-align="bottom" draw:auto-grow-height="false" fo:min-height="1.27cm"/>
    </style:style>
    <style:style style:name="M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r1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0" style:family="presentation" style:parent-style-name="TITLE_5f_AND_5f_TWO_5f_COLUMNS_5f_1-backgroundobjects">
      <style:graphic-properties draw:stroke="none" draw:fill="none" draw:fill-color="#ffffff" draw:auto-grow-height="false" fo:min-height="1.27cm"/>
    </style:style>
    <style:style style:name="Mpr21" style:family="presentation" style:parent-style-name="TITLE_5f_AND_5f_TWO_5f_COLUMNS_5f_1-backgroundobjects">
      <style:graphic-properties draw:stroke="none" draw:fill="none" draw:fill-color="#ffffff" draw:textarea-vertical-align="bottom" draw:auto-grow-height="false" fo:min-height="1.27cm"/>
    </style:style>
    <style:style style:name="Mpr22"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3" style:family="presentation" style:parent-style-name="TITLE_5f_ONLY_5f_1-backgroundobjects">
      <style:graphic-properties draw:stroke="none" draw:fill="none" draw:fill-color="#ffffff" draw:auto-grow-height="false" fo:min-height="1.27cm"/>
    </style:style>
    <style:style style:name="Mpr24" style:family="presentation" style:parent-style-name="TITLE_5f_ONLY_5f_1-backgroundobjects">
      <style:graphic-properties draw:stroke="none" draw:fill="none" draw:fill-color="#ffffff" draw:textarea-vertical-align="bottom" draw:auto-grow-height="false" fo:min-height="1.27cm"/>
    </style:style>
    <style:style style:name="Mpr25"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6" style:family="presentation" style:parent-style-name="TITLE_5f_ONLY-backgroundobjects">
      <style:graphic-properties draw:stroke="none" draw:fill="none" draw:fill-color="#ffffff" draw:auto-grow-height="false" fo:min-height="1.27cm"/>
    </style:style>
    <style:style style:name="Mpr27" style:family="presentation" style:parent-style-name="TITLE_5f_ONLY-backgroundobjects">
      <style:graphic-properties draw:stroke="none" draw:fill="none" draw:fill-color="#ffffff" draw:textarea-vertical-align="bottom" draw:auto-grow-height="false" fo:min-height="1.27cm"/>
    </style:style>
    <style:style style:name="Mpr28"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9" style:family="presentation" style:parent-style-name="CAPTION_5f_ONLY-backgroundobjects">
      <style:graphic-properties draw:stroke="none" draw:fill="none" draw:fill-color="#ffffff" draw:auto-grow-height="false" fo:min-height="1.27cm"/>
    </style:style>
    <style:style style:name="Mpr30"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22222" draw:opacity="65%"/>
      <style:paragraph-properties fo:text-align="start" style:font-independent-line-spacing="true"/>
      <style:text-properties fo:font-size="14pt"/>
    </style:style>
    <style:style style:name="MP6" style:family="paragraph">
      <loext:graphic-properties draw:fill="solid" draw:fill-color="#ff8700" draw:opacity="86%"/>
      <style:paragraph-properties fo:text-align="start"/>
      <style:text-properties fo:font-size="18pt"/>
    </style:style>
    <style:style style:name="MP7" style:family="paragraph">
      <loext:graphic-properties draw:fill="solid" draw:fill-color="#ffffff" draw:opacity="18%"/>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f3f3f3"/>
      <style:paragraph-properties fo:text-align="start"/>
      <style:text-properties fo:font-size="18pt"/>
    </style:style>
    <style:style style:name="MP10" style:family="paragraph">
      <loext:graphic-properties draw:fill="solid" draw:fill-color="#222222"/>
      <style:paragraph-properties fo:text-align="start" style:font-independent-line-spacing="true"/>
      <style:text-properties fo:font-size="14pt"/>
    </style:style>
    <style:style style:name="MP11" style:family="paragraph">
      <loext:graphic-properties draw:fill="solid" draw:fill-color="#ff8700"/>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MP13" style:family="paragraph">
      <loext:graphic-properties draw:fill="none" draw:fill-color="#ffffff"/>
      <style:paragraph-properties fo:text-align="start" style:font-independent-line-spacing="true"/>
      <style:text-properties fo:font-size="13pt" style:font-size-asian="14pt" style:font-size-complex="14pt"/>
    </style:style>
    <style:style style:name="MP14" style:family="paragraph">
      <loext:graphic-properties draw:fill="solid" draw:fill-color="#333333"/>
      <style:paragraph-properties fo:text-align="start"/>
      <style:text-properties fo:font-size="18pt"/>
    </style:style>
    <style:style style:name="MP15" style:family="paragraph">
      <loext:graphic-properties draw:fill="solid" draw:fill-color="#ffffff" draw:opacity="18%"/>
      <style:paragraph-properties fo:text-align="start"/>
      <style:text-properties fo:font-size="18pt"/>
    </style:style>
    <style:style style:name="M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7"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1" fo:font-size="13pt" fo:letter-spacing="normal" fo:font-style="normal" style:text-underline-style="none" fo:font-weight="bold" style:font-name-asian="Roboto1" style:font-size-asian="13pt" style:font-style-asian="normal" style:font-weight-asian="bold" style:font-name-complex="Roboto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Dosis1" fo:font-size="150pt" fo:letter-spacing="normal" fo:font-style="normal" style:text-underline-style="none" fo:font-weight="normal" style:font-name-asian="Dosis1" style:font-size-asian="150pt" style:font-style-asian="normal" style:font-weight-asian="normal" style:font-name-complex="Dosis1" style:font-size-complex="15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14.287cm" svg:x="-0.031cm" svg:y="-0.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1.429cm" svg:height="14.498cm" svg:x="14.129cm" svg:y="-0.106cm">
        <text:p/>
        <draw:enhanced-geometry draw:mirror-horizontal="false" draw:mirror-vertical="false" svg:viewBox="0 0 0 0" drawooo:sub-view-size="164592 208788" draw:text-areas="0 0 ?f0 ?f1" draw:type="ooxml-non-primitive" draw:enhanced-path="M 0 1524 L 107442 208788 164592 208788 164592 0 Z N">
          <draw:equation draw:name="f0" draw:formula="logwidth"/>
          <draw:equation draw:name="f1" draw:formula="logheight"/>
        </draw:enhanced-geometry>
      </draw:custom-shape>
      <draw:custom-shape draw:name="Google Shape;12;p2" draw:style-name="Mgr5" draw:text-style-name="MP7" draw:layer="backgroundobjects" svg:width="22.7cm" svg:height="2.08cm" svg:x="-1.164cm" svg:y="12.207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3;p2" draw:style-name="Mgr6" draw:text-style-name="MP8" draw:layer="backgroundobjects" svg:width="23.248cm" svg:height="0.632cm" svg:x="2.857cm" svg:y="11.57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4;p2" presentation:style-name="TITLE-title" draw:layer="backgroundobjects" svg:width="14.551cm" svg:height="11.166cm" svg:x="2.857cm" svg:y="0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custom-shape draw:name="Google Shape;41;p6" draw:style-name="Mgr7" draw:text-style-name="MP9"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42;p6"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43;p6" draw:style-name="Mgr9" draw:text-style-name="MP11"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44;p6" draw:style-name="Mgr8" draw:text-style-name="MP10" draw:layer="backgroundobjects" svg:width="20.848cm" svg:height="2.08cm" svg:x="2.064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45;p6" draw:style-name="Mgr9" draw:text-style-name="MP11" draw:layer="backgroundobjects" svg:width="4.886cm" svg:height="2.08cm" svg:x="21.838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46;p6"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47;p6" presentation:style-name="TITLE_5f_AND_5f_TWO_5f_COLUMNS-title" draw:layer="backgroundobjects" svg:width="21.039cm" svg:height="2.08cm" svg:x="3.059cm" svg:y="0.758cm" presentation:class="title" presentation:placeholder="true" presentation:user-transformed="true">
        <draw:text-box/>
      </draw:frame>
      <draw:frame draw:name="Google Shape;48;p6" presentation:style-name="TITLE_5f_AND_5f_TWO_5f_COLUMNS-outline1" draw:layer="backgroundobjects" svg:width="10.227cm" svg:height="9.827cm" svg:x="3.059cm" svg:y="3.643cm" presentation:class="outline" presentation:placeholder="true" presentation:user-transformed="true">
        <draw:text-box/>
      </draw:frame>
      <draw:frame draw:name="Google Shape;49;p6" presentation:style-name="TITLE_5f_AND_5f_TWO_5f_COLUMNS-outline1" draw:layer="backgroundobjects" svg:width="10.227cm" svg:height="9.827cm" svg:x="13.903cm" svg:y="3.643cm" presentation:class="outline" presentation:placeholder="true" presentation:user-transformed="true">
        <draw:text-box/>
      </draw:frame>
      <draw:frame draw:name="Google Shape;50;p6" presentation:style-name="Mpr3"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1">
      <draw:custom-shape draw:name="Google Shape;96;p12" draw:style-name="Mgr10" draw:text-style-name="MP14"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97;p12" draw:style-name="Mgr9" draw:text-style-name="MP11"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8;p12" draw:style-name="Mgr6" draw:text-style-name="MP8"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9;p12"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00;p12" presentation:style-name="Mpr6"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3">
      <draw:custom-shape draw:name="Google Shape;16;p3" draw:style-name="Mgr11" draw:text-style-name="MP15" draw:layer="backgroundobjects" svg:width="11.429cm" svg:height="14.498cm" svg:x="14.129cm" svg:y="-0.106cm">
        <text:p/>
        <draw:enhanced-geometry draw:mirror-horizontal="false" draw:mirror-vertical="false" svg:viewBox="0 0 0 0" drawooo:sub-view-size="164592 208788" draw:text-areas="0 0 ?f0 ?f1" draw:type="ooxml-non-primitive" draw:enhanced-path="M 0 1524 L 107442 208788 164592 208788 164592 0 Z N">
          <draw:equation draw:name="f0" draw:formula="logwidth"/>
          <draw:equation draw:name="f1" draw:formula="logheight"/>
        </draw:enhanced-geometry>
      </draw:custom-shape>
      <draw:custom-shape draw:name="Google Shape;17;p3" draw:style-name="Mgr6" draw:text-style-name="MP8" draw:layer="backgroundobjects" svg:width="22.7cm" svg:height="2.08cm" svg:x="-1.164cm" svg:y="12.207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p3" draw:style-name="Mgr8" draw:text-style-name="MP10" draw:layer="backgroundobjects" svg:width="23.248cm" svg:height="0.632cm" svg:x="2.857cm" svg:y="11.57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9;p3" presentation:style-name="TITLE_5f_1-title" draw:layer="backgroundobjects" svg:width="14.499cm" svg:height="3.221cm" svg:x="2.857cm" svg:y="6.515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2">
      <draw:custom-shape draw:name="Google Shape;22;p4" draw:style-name="Mgr7" draw:text-style-name="MP9" draw:layer="backgroundobjects" svg:width="11.498cm" svg:height="14.423cm" svg:x="-0.122cm" svg:y="-0.106cm">
        <text:p/>
        <draw:enhanced-geometry draw:mirror-horizontal="false" draw:mirror-vertical="false" svg:viewBox="0 0 0 0" drawooo:sub-view-size="165592 207705" draw:text-areas="0 0 ?f0 ?f1" draw:type="ooxml-non-primitive" draw:enhanced-path="M 165592 207264 L 58150 0 0 643 881 207705 Z N">
          <draw:equation draw:name="f0" draw:formula="logwidth"/>
          <draw:equation draw:name="f1" draw:formula="logheight"/>
        </draw:enhanced-geometry>
      </draw:custom-shape>
      <draw:custom-shape draw:name="Google Shape;23;p4" draw:style-name="Mgr8" draw:text-style-name="MP10" draw:layer="backgroundobjects" svg:width="6.893cm" svg:height="2.08cm" svg:x="-1.803cm" svg:y="-0.041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24;p4" presentation:style-name="TITLE_5f_1_5f_1-outline1" draw:layer="backgroundobjects" svg:width="20.397cm" svg:height="9.367cm" svg:x="2.751cm" svg:y="2.839cm" presentation:class="outline" presentation:placeholder="true" presentation:user-transformed="true">
        <draw:text-box/>
      </draw:frame>
      <draw:custom-shape draw:name="Google Shape;25;p4" draw:style-name="Mgr12" draw:text-style-name="MP17" draw:layer="backgroundobjects" svg:width="5.432cm" svg:height="1.815cm" svg:x="-0.337cm" svg:y="-0.755cm">
        <text:p text:style-name="MP1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4" draw:style-name="Mgr9" draw:text-style-name="MP11" draw:layer="backgroundobjects" svg:width="2.071cm" svg:height="2.08cm" svg:x="3.999cm" svg:y="-0.041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7;p4" draw:style-name="Mgr9" draw:text-style-name="MP11" draw:layer="backgroundobjects" svg:width="7.343cm" svg:height="2.08cm" svg:x="19.322cm" svg:y="12.207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4" draw:style-name="Mgr12" draw:text-style-name="MP17" draw:layer="backgroundobjects" svg:width="6.072cm" svg:height="1.815cm" svg:x="19.326cm" svg:y="11.493cm">
        <text:p text:style-name="MP1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p4" draw:style-name="Mgr8" draw:text-style-name="MP10" draw:layer="backgroundobjects" svg:width="2.071cm" svg:height="2.08cm" svg:x="18.403cm" svg:y="12.207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31;p5" draw:style-name="Mgr7" draw:text-style-name="MP9"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32;p5"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5" draw:style-name="Mgr9" draw:text-style-name="MP11"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4;p5" draw:style-name="Mgr8" draw:text-style-name="MP10" draw:layer="backgroundobjects" svg:width="20.848cm" svg:height="2.08cm" svg:x="2.064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5;p5" draw:style-name="Mgr9" draw:text-style-name="MP11" draw:layer="backgroundobjects" svg:width="4.886cm" svg:height="2.08cm" svg:x="21.838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6;p5"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37;p5" presentation:style-name="TITLE_5f_AND_5f_BODY-title" draw:layer="backgroundobjects" svg:width="18.678cm" svg:height="2.08cm" svg:x="3.069cm" svg:y="0.767cm" presentation:class="title" presentation:placeholder="true" presentation:user-transformed="true">
        <draw:text-box/>
      </draw:frame>
      <draw:frame draw:name="Google Shape;38;p5" presentation:style-name="TITLE_5f_AND_5f_BODY-outline1" draw:layer="backgroundobjects" svg:width="21.06cm" svg:height="10.133cm" svg:x="3.069cm" svg:y="3.549cm" presentation:class="outline" presentation:placeholder="true" presentation:user-transformed="true">
        <draw:text-box/>
      </draw:frame>
      <draw:frame draw:name="Google Shape;39;p5" presentation:style-name="Mpr13"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Google Shape;90;p11" draw:style-name="Mgr7" draw:text-style-name="MP9"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91;p11"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2;p11" draw:style-name="Mgr9" draw:text-style-name="MP11"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93;p11"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94;p11" presentation:style-name="Mpr16"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2">
      <draw:custom-shape draw:name="Google Shape;52;p7" draw:style-name="Mgr7" draw:text-style-name="MP9"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53;p7"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54;p7" draw:style-name="Mgr9" draw:text-style-name="MP11"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55;p7" draw:style-name="Mgr8" draw:text-style-name="MP10" draw:layer="backgroundobjects" svg:width="20.848cm" svg:height="2.08cm" svg:x="2.064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56;p7" draw:style-name="Mgr9" draw:text-style-name="MP11" draw:layer="backgroundobjects" svg:width="4.886cm" svg:height="2.08cm" svg:x="21.838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57;p7"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58;p7" presentation:style-name="TITLE_5f_AND_5f_TWO_5f_COLUMNS_5f_1-title" draw:layer="backgroundobjects" svg:width="18.678cm" svg:height="2.08cm" svg:x="3.069cm" svg:y="0.767cm" presentation:class="title" presentation:placeholder="true" presentation:user-transformed="true">
        <draw:text-box/>
      </draw:frame>
      <draw:frame draw:name="Google Shape;59;p7" presentation:style-name="TITLE_5f_AND_5f_TWO_5f_COLUMNS_5f_1-outline1" draw:layer="backgroundobjects" svg:width="6.73cm" svg:height="9.857cm" svg:x="3.069cm" svg:y="3.401cm" presentation:class="outline" presentation:placeholder="true" presentation:user-transformed="true">
        <draw:text-box/>
      </draw:frame>
      <draw:frame draw:name="Google Shape;60;p7" presentation:style-name="TITLE_5f_AND_5f_TWO_5f_COLUMNS_5f_1-outline1" draw:layer="backgroundobjects" svg:width="6.73cm" svg:height="9.857cm" svg:x="10.145cm" svg:y="3.401cm" presentation:class="outline" presentation:placeholder="true" presentation:user-transformed="true">
        <draw:text-box/>
      </draw:frame>
      <draw:frame draw:name="Google Shape;61;p7" presentation:style-name="TITLE_5f_AND_5f_TWO_5f_COLUMNS_5f_1-outline1" draw:layer="backgroundobjects" svg:width="6.73cm" svg:height="9.857cm" svg:x="17.221cm" svg:y="3.401cm" presentation:class="outline" presentation:placeholder="true" presentation:user-transformed="true">
        <draw:text-box/>
      </draw:frame>
      <draw:frame draw:name="Google Shape;62;p7" presentation:style-name="Mpr19"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1" style:display-name="TITLE_ONLY_1" style:page-layout-name="PM1" draw:style-name="Mdp2">
      <draw:custom-shape draw:name="Google Shape;73;p9" draw:style-name="Mgr11" draw:text-style-name="MP15"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74;p9"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5;p9" draw:style-name="Mgr6" draw:text-style-name="MP8"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6;p9" draw:style-name="Mgr3" draw:text-style-name="MP5" draw:layer="backgroundobjects" svg:width="20.848cm" svg:height="2.08cm" svg:x="2.064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7;p9" draw:style-name="Mgr9" draw:text-style-name="MP11" draw:layer="backgroundobjects" svg:width="4.886cm" svg:height="2.08cm" svg:x="21.838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78;p9"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79;p9" presentation:style-name="TITLE_5f_ONLY_5f_1-title" draw:layer="backgroundobjects" svg:width="18.678cm" svg:height="2.08cm" svg:x="3.069cm" svg:y="0.767cm" presentation:class="title" presentation:placeholder="true" presentation:user-transformed="true">
        <draw:text-box/>
      </draw:frame>
      <draw:frame draw:name="Google Shape;80;p9" presentation:style-name="Mpr22"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64;p8" draw:style-name="Mgr7" draw:text-style-name="MP9"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65;p8"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6;p8" draw:style-name="Mgr9" draw:text-style-name="MP11"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7;p8" draw:style-name="Mgr8" draw:text-style-name="MP10" draw:layer="backgroundobjects" svg:width="20.848cm" svg:height="2.08cm" svg:x="2.064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8;p8" draw:style-name="Mgr9" draw:text-style-name="MP11" draw:layer="backgroundobjects" svg:width="4.886cm" svg:height="2.08cm" svg:x="21.838cm" svg:y="0.758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69;p8" draw:style-name="Mgr9" draw:text-style-name="MP11" draw:layer="backgroundobjects" svg:width="23.248cm" svg:height="0.632cm" svg:x="2.751cm" svg:y="13.683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70;p8" presentation:style-name="TITLE_5f_ONLY-title" draw:layer="backgroundobjects" svg:width="18.678cm" svg:height="2.08cm" svg:x="3.069cm" svg:y="0.767cm" presentation:class="title" presentation:placeholder="true" presentation:user-transformed="true">
        <draw:text-box/>
      </draw:frame>
      <draw:frame draw:name="Google Shape;71;p8" presentation:style-name="Mpr25"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custom-shape draw:name="Google Shape;82;p10" draw:style-name="Mgr7" draw:text-style-name="MP9" draw:layer="backgroundobjects" svg:width="9.201cm" svg:height="14.484cm" svg:x="-0.153cm" svg:y="-0.106cm">
        <text:p/>
        <draw:enhanced-geometry draw:mirror-horizontal="false" draw:mirror-vertical="false" svg:viewBox="0 0 0 0" drawooo:sub-view-size="132505 208586" draw:text-areas="0 0 ?f0 ?f1" draw:type="ooxml-non-primitive" draw:enhanced-path="M 132505 207264 L 25063 0 0 202 1322 208586 Z N">
          <draw:equation draw:name="f0" draw:formula="logwidth"/>
          <draw:equation draw:name="f1" draw:formula="logheight"/>
        </draw:enhanced-geometry>
      </draw:custom-shape>
      <draw:custom-shape draw:name="Google Shape;83;p10" draw:style-name="Mgr8" draw:text-style-name="MP10" draw:layer="backgroundobjects" svg:width="20.848cm" svg:height="2.08cm" svg:x="2.064cm" svg:y="12.24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4;p10" draw:style-name="Mgr9" draw:text-style-name="MP11" draw:layer="backgroundobjects" svg:width="4.886cm" svg:height="2.08cm" svg:x="21.838cm" svg:y="12.24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5;p10" draw:style-name="Mgr8" draw:text-style-name="MP10" draw:layer="backgroundobjects" svg:width="4.886cm" svg:height="2.08cm" svg:x="-2.51cm" svg:y="-0.049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86;p10" draw:style-name="Mgr9" draw:text-style-name="MP11" draw:layer="backgroundobjects" svg:width="1.439cm" svg:height="2.08cm" svg:x="1.307cm" svg:y="-0.026cm">
        <text:p/>
        <draw:enhanced-geometry draw:mirror-horizontal="true" draw:mirror-vertical="false" svg:viewBox="0 0 0 0" draw:text-areas="?f13 ?f14 ?f15 ?f16" draw:type="ooxml-parallelogram" draw:modifiers="7500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87;p10" presentation:style-name="CAPTION_5f_ONLY-outline1" draw:layer="backgroundobjects" svg:width="18.714cm" svg:height="2.08cm" svg:x="3.122cm" svg:y="12.24cm" presentation:class="outline" presentation:placeholder="true" presentation:user-transformed="true">
        <draw:text-box/>
      </draw:frame>
      <draw:frame draw:name="Google Shape;88;p10" presentation:style-name="Mpr28" draw:text-style-name="MP13" draw:layer="backgroundobjects" svg:width="1.652cm" svg:height="2.032cm" svg:x="0cm" svg:y="0cm" presentation:class="page-number" presentation:user-transformed="true">
        <draw:text-box>
          <text:p text:style-name="MP12"><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26T11:53:44.072277389</dc:date>
    <meta:editing-duration>PT22M37S</meta:editing-duration>
    <meta:editing-cycles>2</meta:editing-cycles>
    <meta:generator>LibreOffice/6.1.5.2$Linux_ARM_EABI LibreOffice_project/10$Build-2</meta:generator>
    <meta:document-statistic meta:object-count="225"/>
  </office:meta>
</office:document-meta>
</file>